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PostingsTermsWriter.addTerm( char [ ] text , int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atPostingsTermsWriter.setField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ostingsTermsWriter.FormatPostingsTermsWriter( SegmentWriteState state , FormatPostingsFieldsWrit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PostingsTerms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PostingsTermsWri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